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otstrap.DefaultBootst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Bootstrap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otstrap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ootstrap.do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Bootstrap.onUninst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ootstrap.onInst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ootstrap.init( InstallationContext install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Bootstrap.create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otstrap.doO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Bootstrap.do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Bootstrap.do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